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P1" style:family="paragraph" style:parent-style-name="Standard">
      <style:paragraph-properties fo:margin-top="0in" fo:margin-bottom="0.0555in" loext:contextual-spacing="false" fo:line-height="100%" fo:keep-together="auto" fo:keep-with-next="auto"/>
    </style:style>
    <style:style style:name="P2" style:family="paragraph" style:parent-style-name="Standard" style:master-page-name="Standard">
      <style:paragraph-properties fo:margin-top="0in" fo:margin-bottom="0.0555in" loext:contextual-spacing="false" fo:line-height="100%" fo:keep-together="auto" style:page-number="1" fo:keep-with-next="auto"/>
    </style:style>
    <style:style style:name="T1" style:family="text">
      <style:text-properties fo:font-size="17pt" fo:font-weight="bold" style:font-size-asian="17pt" style:font-weight-asian="bold" style:font-size-complex="17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rain Security Corporation</text:span></text:p>
      <text:p text:style-name="P1"><text:span text:style-name="T2">Employee Security Guidelines</text:span></text:p>
      <text:p text:style-name="Standard"><text:span text:style-name="T3">Confidentiality Statement</text:span></text:p>
      <text:p text:style-name="Standard">This document is the exclusive property of Brain Security Corporation (BSC) and contains proprietary and confidential operational information. Unauthorized duplication, redistribution, or disclosure is prohibited without written consent from BSC. Authorized sharing may occur under applicable confidentiality or non-disclosure agreements.</text:p>
      <text:p text:style-name="Standard"/>
      <text:p text:style-name="Standard"><text:span text:style-name="T3">Operational Disclaimer</text:span></text:p>
      <text:p text:style-name="Standard">Brain Security Corporation operates enterprise information systems in support of ongoing business operations. Defensive actions are performed with the expectation that services remain available. Any disruption is addressed through prompt response and recovery to minimize operational impact.</text:p>
      <text:p text:style-name="Standard"/>
      <text:p text:style-name="Standard"><text:span text:style-name="T3">1. Purpose</text:span></text:p>
      <text:p text:style-name="Standard">The purpose of this document is to provide employees with clear guidance regarding the secure and responsible use of company systems, networks, and information assets. These guidelines are intended to reduce organizational risk, protect business operations, and promote a culture of security awareness throughout the company.</text:p>
      <text:p text:style-name="Standard"/>
      <text:p text:style-name="Standard"><text:span text:style-name="T3">2. Acceptable Use of Company Systems</text:span></text:p>
      <text:p text:style-name="Standard">Company systems, including workstations, servers, email platforms, and network resources, are to be used strictly for authorized business purposes. Employees are expected to access only the information necessary to perform their job responsibilities and must not attempt to bypass security controls or access restricted resources. Workstations must be locked when unattended to prevent unauthorized access.</text:p>
      <text:p text:style-name="Standard"/>
      <text:p text:style-name="Standard"><text:span text:style-name="T3">3. Authentication and Password Security</text:span></text:p>
      <text:p text:style-name="Standard">Employees are responsible for maintaining the confidentiality of their authentication credentials. Passwords must not be shared with other individuals and must comply with established complexity standards. Company passwords must not be reused for personal accounts. Where required, multi-factor authentication must be used to enhance account security.</text:p>
      <text:p text:style-name="Standard"/>
      <text:p text:style-name="Standard"><text:span text:style-name="T3">4. Email and Phishing Awareness</text:span></text:p>
      <text:p text:style-name="Standard">Employees must exercise caution when reviewing email communications, particularly messages from unknown or unexpected senders. Attachments and links should not be opened unless their legitimacy has been verified. Any suspected phishing attempts or unusual communications must be reported promptly to Enterprise IT Operations for review and investigation.</text:p>
      <text:p text:style-name="Standard"/>
      <text:p text:style-name="Standard"><text:span text:style-name="T3">5. Internet and Web Browsing Conduct</text:span></text:p>
      <text:p text:style-name="Standard">Internet access is provided to support legitimate business activities. Employees must avoid accessing suspicious or untrusted websites and must not download unauthorized software or files. Security controls, including antivirus protections and browser safeguards, must not be disabled or altered without approval from IT Operations.</text:p>
      <text:p text:style-name="Standard"/>
      <text:p text:style-name="Standard"><text:span text:style-name="T3">6. Use of External Devices</text:span></text:p>
      <text:p text:style-name="Standard">The use of removable media and external storage devices must be limited to approved business purposes. Employees must not connect unknown USB devices or external hardware to company systems without prior authorization. All external storage must comply with company security requirements.</text:p>
      <text:p text:style-name="Standard"><text:soft-page-break/></text:p>
      <text:p text:style-name="Standard"><text:span text:style-name="T3">7. Remote Access and Mobile Security</text:span></text:p>
      <text:p text:style-name="Standard">Remote access to company systems must occur only through approved and secured methods. Employees must take precautions when accessing company resources from remote locations, particularly when using public networks. Devices used for remote access must meet company security standards.</text:p>
      <text:p text:style-name="Standard"/>
      <text:p text:style-name="Standard"><text:span text:style-name="T3">8. Reporting Security Concerns</text:span></text:p>
      <text:p text:style-name="Standard">Employees are required to immediately report any suspected security incidents, including lost or stolen devices, suspicious emails, abnormal system behavior, or signs of malware. Prompt reporting enables rapid containment and minimizes potential business impact.</text:p>
      <text:p text:style-name="Standard"/>
      <text:p text:style-name="Standard"><text:span text:style-name="T3">9. Compliance</text:span></text:p>
      <text:p text:style-name="Standard">Compliance with these guidelines is mandatory. Failure to adhere to established security expectations may result in corrective action consistent with company polic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4" meta:word-count="502" meta:character-count="3753" meta:non-whitespace-character-count="3275"/>
    <meta:generator>LibreOfficeDev/6.0.5.2$Linux_X86_64 LibreOffice_project/</meta:generator>
  </office:meta>
</office:document-meta>
</file>